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40"/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5" table:default-cell-style-name="ce2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number-columns-repeated="2"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table:number-columns-repeated="2"/>
          <table:table-cell table:style-name="ce1" office:value-type="string" calcext:value-type="string">
            <text:p>A</text:p>
          </table:table-cell>
          <table:table-cell table:number-columns-repeated="2"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3" table:number-columns-repeated="1013"/>
        </table:table-row>
        <table:table-row table:style-name="ro1">
          <table:table-cell office:value-type="time" office:time-value="PT06H00M00S" calcext:value-type="time">
            <text:p>06:00</text:p>
          </table:table-cell>
          <table:table-cell office:value-type="time" office:time-value="PT30H30M00S" calcext:value-type="time">
            <text:p>06:30</text:p>
          </table:table-cell>
          <table:table-cell office:value-type="time" office:time-value="PT06H10M00S" calcext:value-type="time">
            <text:p>06:10</text:p>
          </table:table-cell>
          <table:table-cell office:value-type="time" office:time-value="PT30H40M00S" calcext:value-type="time">
            <text:p>06:40</text:p>
          </table:table-cell>
          <table:table-cell table:number-columns-repeated="3"/>
          <table:table-cell table:formula="of:=HOUR([.A2])*3600+MINUTE([.A2])*60" office:value-type="float" office:value="21600" calcext:value-type="float">
            <text:p>21600</text:p>
          </table:table-cell>
          <table:table-cell table:formula="of:=HOUR([.B2])*3600+MINUTE([.B2])*60" office:value-type="float" office:value="23400" calcext:value-type="float">
            <text:p>23400</text:p>
          </table:table-cell>
          <table:table-cell table:formula="of:=HOUR([.C2])*3600+MINUTE([.C2])*60" office:value-type="float" office:value="22200" calcext:value-type="float">
            <text:p>22200</text:p>
          </table:table-cell>
          <table:table-cell table:formula="of:=HOUR([.D2])*3600+MINUTE([.D2])*60" office:value-type="float" office:value="24000" calcext:value-type="float">
            <text:p>24000</text:p>
          </table:table-cell>
          <table:table-cell office:value-type="string" calcext:value-type="string">
            <text:p>/</text:p>
          </table:table-cell>
          <table:table-cell table:number-columns-repeated="1012"/>
        </table:table-row>
        <table:table-row table:style-name="ro1">
          <table:table-cell table:formula="of:=[.A2]+[.F3]" office:value-type="time" office:time-value="PT06H15M00S" calcext:value-type="time">
            <text:p>06:15</text:p>
          </table:table-cell>
          <table:table-cell table:formula="of:=[.B2]+[.F3]" office:value-type="time" office:time-value="PT30H45M00S" calcext:value-type="time">
            <text:p>06:45</text:p>
          </table:table-cell>
          <table:table-cell table:formula="of:=[.C2]+[.F3]" office:value-type="time" office:time-value="PT06H25M00S" calcext:value-type="time">
            <text:p>06:25</text:p>
          </table:table-cell>
          <table:table-cell table:formula="of:=[.D2]+[.F3]" office:value-type="time" office:time-value="PT30H55M00S" calcext:value-type="time">
            <text:p>06:55</text:p>
          </table:table-cell>
          <table:table-cell/>
          <table:table-cell table:style-name="ce4" office:value-type="time" office:time-value="PT00H15M00S" calcext:value-type="time">
            <text:p>00:15:00</text:p>
          </table:table-cell>
          <table:table-cell/>
          <table:table-cell table:formula="of:=HOUR([.A3])*3600+MINUTE([.A3])*60" office:value-type="float" office:value="22500" calcext:value-type="float">
            <text:p>22500</text:p>
          </table:table-cell>
          <table:table-cell table:formula="of:=HOUR([.B3])*3600+MINUTE([.B3])*60" office:value-type="float" office:value="24300" calcext:value-type="float">
            <text:p>24300</text:p>
          </table:table-cell>
          <table:table-cell table:formula="of:=HOUR([.C3])*3600+MINUTE([.C3])*60" office:value-type="float" office:value="23100" calcext:value-type="float">
            <text:p>23100</text:p>
          </table:table-cell>
          <table:table-cell table:formula="of:=HOUR([.D3])*3600+MINUTE([.D3])*60" office:value-type="float" office:value="24900" calcext:value-type="float">
            <text:p>24900</text:p>
          </table:table-cell>
          <table:table-cell office:value-type="string" calcext:value-type="string">
            <text:p>/</text:p>
          </table:table-cell>
          <table:table-cell table:number-columns-repeated="1012"/>
        </table:table-row>
        <table:table-row table:style-name="ro1">
          <table:table-cell table:formula="of:=[.A3]+[.F4]" office:value-type="time" office:time-value="PT30H30M00S" calcext:value-type="time">
            <text:p>06:30</text:p>
          </table:table-cell>
          <table:table-cell table:formula="of:=[.B3]+[.F4]" office:value-type="time" office:time-value="PT55H00M00S" calcext:value-type="time">
            <text:p>07:00</text:p>
          </table:table-cell>
          <table:table-cell table:formula="of:=[.C3]+[.F4]" office:value-type="time" office:time-value="PT30H40M00S" calcext:value-type="time">
            <text:p>06:40</text:p>
          </table:table-cell>
          <table:table-cell table:formula="of:=[.D3]+[.F4]" office:value-type="time" office:time-value="PT55H10M00S" calcext:value-type="time">
            <text:p>07:10</text:p>
          </table:table-cell>
          <table:table-cell/>
          <table:table-cell table:style-name="ce4" office:value-type="time" office:time-value="PT24H15M00S" calcext:value-type="time">
            <text:p>00:15:00</text:p>
          </table:table-cell>
          <table:table-cell/>
          <table:table-cell table:formula="of:=HOUR([.A4])*3600+MINUTE([.A4])*60" office:value-type="float" office:value="23400" calcext:value-type="float">
            <text:p>23400</text:p>
          </table:table-cell>
          <table:table-cell table:formula="of:=HOUR([.B4])*3600+MINUTE([.B4])*60" office:value-type="float" office:value="25200" calcext:value-type="float">
            <text:p>25200</text:p>
          </table:table-cell>
          <table:table-cell table:formula="of:=HOUR([.C4])*3600+MINUTE([.C4])*60" office:value-type="float" office:value="24000" calcext:value-type="float">
            <text:p>24000</text:p>
          </table:table-cell>
          <table:table-cell table:formula="of:=HOUR([.D4])*3600+MINUTE([.D4])*60" office:value-type="float" office:value="25800" calcext:value-type="float">
            <text:p>25800</text:p>
          </table:table-cell>
          <table:table-cell office:value-type="string" calcext:value-type="string">
            <text:p>/</text:p>
          </table:table-cell>
          <table:table-cell table:number-columns-repeated="1012"/>
        </table:table-row>
        <table:table-row table:style-name="ro1">
          <table:table-cell table:formula="of:=[.A4]+[.F5]" office:value-type="time" office:time-value="PT78H45M00S" calcext:value-type="time">
            <text:p>06:45</text:p>
          </table:table-cell>
          <table:table-cell table:formula="of:=[.B4]+[.F5]" office:value-type="time" office:time-value="PT103H15M00S" calcext:value-type="time">
            <text:p>07:15</text:p>
          </table:table-cell>
          <table:table-cell table:formula="of:=[.C4]+[.F5]" office:value-type="time" office:time-value="PT78H55M00S" calcext:value-type="time">
            <text:p>06:55</text:p>
          </table:table-cell>
          <table:table-cell table:formula="of:=[.D4]+[.F5]" office:value-type="time" office:time-value="PT103H25M00S" calcext:value-type="time">
            <text:p>07:25</text:p>
          </table:table-cell>
          <table:table-cell/>
          <table:table-cell table:style-name="ce4" office:value-type="time" office:time-value="PT48H15M00S" calcext:value-type="time">
            <text:p>00:15:00</text:p>
          </table:table-cell>
          <table:table-cell/>
          <table:table-cell table:formula="of:=HOUR([.A5])*3600+MINUTE([.A5])*60" office:value-type="float" office:value="24300" calcext:value-type="float">
            <text:p>24300</text:p>
          </table:table-cell>
          <table:table-cell table:formula="of:=HOUR([.B5])*3600+MINUTE([.B5])*60" office:value-type="float" office:value="26100" calcext:value-type="float">
            <text:p>26100</text:p>
          </table:table-cell>
          <table:table-cell table:formula="of:=HOUR([.C5])*3600+MINUTE([.C5])*60" office:value-type="float" office:value="24900" calcext:value-type="float">
            <text:p>24900</text:p>
          </table:table-cell>
          <table:table-cell table:formula="of:=HOUR([.D5])*3600+MINUTE([.D5])*60" office:value-type="float" office:value="26700" calcext:value-type="float">
            <text:p>26700</text:p>
          </table:table-cell>
          <table:table-cell office:value-type="string" calcext:value-type="string">
            <text:p>/</text:p>
          </table:table-cell>
          <table:table-cell table:number-columns-repeated="1012"/>
        </table:table-row>
        <table:table-row table:style-name="ro1">
          <table:table-cell table:formula="of:=[.A5]+[.F6]" office:value-type="time" office:time-value="PT151H00M00S" calcext:value-type="time">
            <text:p>07:00</text:p>
          </table:table-cell>
          <table:table-cell table:formula="of:=[.B5]+[.F6]" office:value-type="time" office:time-value="PT175H30M00S" calcext:value-type="time">
            <text:p>07:30</text:p>
          </table:table-cell>
          <table:table-cell table:formula="of:=[.C5]+[.F6]" office:value-type="time" office:time-value="PT151H10M00S" calcext:value-type="time">
            <text:p>07:10</text:p>
          </table:table-cell>
          <table:table-cell table:formula="of:=[.D5]+[.F6]" office:value-type="time" office:time-value="PT175H40M00S" calcext:value-type="time">
            <text:p>07:40</text:p>
          </table:table-cell>
          <table:table-cell/>
          <table:table-cell table:style-name="ce4" office:value-type="time" office:time-value="PT72H15M00S" calcext:value-type="time">
            <text:p>00:15:00</text:p>
          </table:table-cell>
          <table:table-cell/>
          <table:table-cell table:formula="of:=HOUR([.A6])*3600+MINUTE([.A6])*60" office:value-type="float" office:value="25200" calcext:value-type="float">
            <text:p>25200</text:p>
          </table:table-cell>
          <table:table-cell table:formula="of:=HOUR([.B6])*3600+MINUTE([.B6])*60" office:value-type="float" office:value="27000" calcext:value-type="float">
            <text:p>27000</text:p>
          </table:table-cell>
          <table:table-cell table:formula="of:=HOUR([.C6])*3600+MINUTE([.C6])*60" office:value-type="float" office:value="25800" calcext:value-type="float">
            <text:p>25800</text:p>
          </table:table-cell>
          <table:table-cell table:formula="of:=HOUR([.D6])*3600+MINUTE([.D6])*60" office:value-type="float" office:value="27600" calcext:value-type="float">
            <text:p>27600</text:p>
          </table:table-cell>
          <table:table-cell office:value-type="string" calcext:value-type="string">
            <text:p>/</text:p>
          </table:table-cell>
          <table:table-cell table:number-columns-repeated="1012"/>
        </table:table-row>
        <table:table-row table:style-name="ro1">
          <table:table-cell table:formula="of:=[.A6]+[.F7]" office:value-type="time" office:time-value="PT247H15M00S" calcext:value-type="time">
            <text:p>07:15</text:p>
          </table:table-cell>
          <table:table-cell table:formula="of:=[.B6]+[.F7]" office:value-type="time" office:time-value="PT271H45M00S" calcext:value-type="time">
            <text:p>07:45</text:p>
          </table:table-cell>
          <table:table-cell table:formula="of:=[.C6]+[.F7]" office:value-type="time" office:time-value="PT247H25M00S" calcext:value-type="time">
            <text:p>07:25</text:p>
          </table:table-cell>
          <table:table-cell table:formula="of:=[.D6]+[.F7]" office:value-type="time" office:time-value="PT271H55M00S" calcext:value-type="time">
            <text:p>07:55</text:p>
          </table:table-cell>
          <table:table-cell/>
          <table:table-cell table:style-name="ce4" office:value-type="time" office:time-value="PT96H15M00S" calcext:value-type="time">
            <text:p>00:15:00</text:p>
          </table:table-cell>
          <table:table-cell/>
          <table:table-cell table:formula="of:=HOUR([.A7])*3600+MINUTE([.A7])*60" office:value-type="float" office:value="26100" calcext:value-type="float">
            <text:p>26100</text:p>
          </table:table-cell>
          <table:table-cell table:formula="of:=HOUR([.B7])*3600+MINUTE([.B7])*60" office:value-type="float" office:value="27900" calcext:value-type="float">
            <text:p>27900</text:p>
          </table:table-cell>
          <table:table-cell table:formula="of:=HOUR([.C7])*3600+MINUTE([.C7])*60" office:value-type="float" office:value="26700" calcext:value-type="float">
            <text:p>26700</text:p>
          </table:table-cell>
          <table:table-cell table:formula="of:=HOUR([.D7])*3600+MINUTE([.D7])*60" office:value-type="float" office:value="28500" calcext:value-type="float">
            <text:p>28500</text:p>
          </table:table-cell>
          <table:table-cell office:value-type="string" calcext:value-type="string">
            <text:p>/</text:p>
          </table:table-cell>
          <table:table-cell table:number-columns-repeated="1012"/>
        </table:table-row>
        <table:table-row table:style-name="ro1">
          <table:table-cell table:formula="of:=[.A7]+[.F8]" office:value-type="time" office:time-value="PT367H30M00S" calcext:value-type="time">
            <text:p>07:30</text:p>
          </table:table-cell>
          <table:table-cell table:formula="of:=[.B7]+[.F8]" office:value-type="time" office:time-value="PT392H00M00S" calcext:value-type="time">
            <text:p>08:00</text:p>
          </table:table-cell>
          <table:table-cell table:formula="of:=[.C7]+[.F8]" office:value-type="time" office:time-value="PT367H40M00S" calcext:value-type="time">
            <text:p>07:40</text:p>
          </table:table-cell>
          <table:table-cell table:formula="of:=[.D7]+[.F8]" office:value-type="time" office:time-value="PT392H10M00S" calcext:value-type="time">
            <text:p>08:10</text:p>
          </table:table-cell>
          <table:table-cell/>
          <table:table-cell table:style-name="ce4" office:value-type="time" office:time-value="PT120H15M00S" calcext:value-type="time">
            <text:p>00:15:00</text:p>
          </table:table-cell>
          <table:table-cell/>
          <table:table-cell table:formula="of:=HOUR([.A8])*3600+MINUTE([.A8])*60" office:value-type="float" office:value="27000" calcext:value-type="float">
            <text:p>27000</text:p>
          </table:table-cell>
          <table:table-cell table:formula="of:=HOUR([.B8])*3600+MINUTE([.B8])*60" office:value-type="float" office:value="28800" calcext:value-type="float">
            <text:p>28800</text:p>
          </table:table-cell>
          <table:table-cell table:formula="of:=HOUR([.C8])*3600+MINUTE([.C8])*60" office:value-type="float" office:value="27600" calcext:value-type="float">
            <text:p>27600</text:p>
          </table:table-cell>
          <table:table-cell table:formula="of:=HOUR([.D8])*3600+MINUTE([.D8])*60" office:value-type="float" office:value="29400" calcext:value-type="float">
            <text:p>29400</text:p>
          </table:table-cell>
          <table:table-cell office:value-type="string" calcext:value-type="string">
            <text:p>/</text:p>
          </table:table-cell>
          <table:table-cell table:number-columns-repeated="1012"/>
        </table:table-row>
        <table:table-row table:style-name="ro1">
          <table:table-cell table:formula="of:=[.A8]+[.F9]" office:value-type="time" office:time-value="PT511H45M00S" calcext:value-type="time">
            <text:p>07:45</text:p>
          </table:table-cell>
          <table:table-cell table:formula="of:=[.B8]+[.F9]" office:value-type="time" office:time-value="PT536H15M00S" calcext:value-type="time">
            <text:p>08:15</text:p>
          </table:table-cell>
          <table:table-cell table:formula="of:=[.C8]+[.F9]" office:value-type="time" office:time-value="PT511H55M00S" calcext:value-type="time">
            <text:p>07:55</text:p>
          </table:table-cell>
          <table:table-cell table:formula="of:=[.D8]+[.F9]" office:value-type="time" office:time-value="PT536H25M00S" calcext:value-type="time">
            <text:p>08:25</text:p>
          </table:table-cell>
          <table:table-cell/>
          <table:table-cell table:style-name="ce4" office:value-type="time" office:time-value="PT144H15M00S" calcext:value-type="time">
            <text:p>00:15:00</text:p>
          </table:table-cell>
          <table:table-cell/>
          <table:table-cell table:formula="of:=HOUR([.A9])*3600+MINUTE([.A9])*60" office:value-type="float" office:value="27900" calcext:value-type="float">
            <text:p>27900</text:p>
          </table:table-cell>
          <table:table-cell table:formula="of:=HOUR([.B9])*3600+MINUTE([.B9])*60" office:value-type="float" office:value="29700" calcext:value-type="float">
            <text:p>29700</text:p>
          </table:table-cell>
          <table:table-cell table:formula="of:=HOUR([.C9])*3600+MINUTE([.C9])*60" office:value-type="float" office:value="28500" calcext:value-type="float">
            <text:p>28500</text:p>
          </table:table-cell>
          <table:table-cell table:formula="of:=HOUR([.D9])*3600+MINUTE([.D9])*60" office:value-type="float" office:value="30300" calcext:value-type="float">
            <text:p>30300</text:p>
          </table:table-cell>
          <table:table-cell office:value-type="string" calcext:value-type="string">
            <text:p>/</text:p>
          </table:table-cell>
          <table:table-cell table:number-columns-repeated="1012"/>
        </table:table-row>
        <table:table-row table:style-name="ro1">
          <table:table-cell table:formula="of:=[.A9]+[.F10]" office:value-type="time" office:time-value="PT680H00M00S" calcext:value-type="time">
            <text:p>08:00</text:p>
          </table:table-cell>
          <table:table-cell table:formula="of:=[.B9]+[.F10]" office:value-type="time" office:time-value="PT704H30M00S" calcext:value-type="time">
            <text:p>08:30</text:p>
          </table:table-cell>
          <table:table-cell table:formula="of:=[.C9]+[.F10]" office:value-type="time" office:time-value="PT680H10M00S" calcext:value-type="time">
            <text:p>08:10</text:p>
          </table:table-cell>
          <table:table-cell table:formula="of:=[.D9]+[.F10]" office:value-type="time" office:time-value="PT704H40M00S" calcext:value-type="time">
            <text:p>08:40</text:p>
          </table:table-cell>
          <table:table-cell/>
          <table:table-cell table:style-name="ce4" office:value-type="time" office:time-value="PT168H15M00S" calcext:value-type="time">
            <text:p>00:15:00</text:p>
          </table:table-cell>
          <table:table-cell/>
          <table:table-cell table:formula="of:=HOUR([.A10])*3600+MINUTE([.A10])*60" office:value-type="float" office:value="28800" calcext:value-type="float">
            <text:p>28800</text:p>
          </table:table-cell>
          <table:table-cell table:formula="of:=HOUR([.B10])*3600+MINUTE([.B10])*60" office:value-type="float" office:value="30600" calcext:value-type="float">
            <text:p>30600</text:p>
          </table:table-cell>
          <table:table-cell table:formula="of:=HOUR([.C10])*3600+MINUTE([.C10])*60" office:value-type="float" office:value="29400" calcext:value-type="float">
            <text:p>29400</text:p>
          </table:table-cell>
          <table:table-cell table:formula="of:=HOUR([.D10])*3600+MINUTE([.D10])*60" office:value-type="float" office:value="31200" calcext:value-type="float">
            <text:p>31200</text:p>
          </table:table-cell>
          <table:table-cell office:value-type="string" calcext:value-type="string">
            <text:p>/</text:p>
          </table:table-cell>
          <table:table-cell table:number-columns-repeated="1012"/>
        </table:table-row>
        <table:table-row table:style-name="ro1">
          <table:table-cell table:formula="of:=[.A10]+[.F11]" office:value-type="time" office:time-value="PT872H15M00S" calcext:value-type="time">
            <text:p>08:15</text:p>
          </table:table-cell>
          <table:table-cell table:formula="of:=[.B10]+[.F11]" office:value-type="time" office:time-value="PT896H45M00S" calcext:value-type="time">
            <text:p>08:45</text:p>
          </table:table-cell>
          <table:table-cell table:formula="of:=[.C10]+[.F11]" office:value-type="time" office:time-value="PT872H25M00S" calcext:value-type="time">
            <text:p>08:25</text:p>
          </table:table-cell>
          <table:table-cell table:formula="of:=[.D10]+[.F11]" office:value-type="time" office:time-value="PT896H55M00S" calcext:value-type="time">
            <text:p>08:55</text:p>
          </table:table-cell>
          <table:table-cell/>
          <table:table-cell table:style-name="ce4" office:value-type="time" office:time-value="PT192H15M00S" calcext:value-type="time">
            <text:p>00:15:00</text:p>
          </table:table-cell>
          <table:table-cell/>
          <table:table-cell table:formula="of:=HOUR([.A11])*3600+MINUTE([.A11])*60" office:value-type="float" office:value="29700" calcext:value-type="float">
            <text:p>29700</text:p>
          </table:table-cell>
          <table:table-cell table:formula="of:=HOUR([.B11])*3600+MINUTE([.B11])*60" office:value-type="float" office:value="31500" calcext:value-type="float">
            <text:p>31500</text:p>
          </table:table-cell>
          <table:table-cell table:formula="of:=HOUR([.C11])*3600+MINUTE([.C11])*60" office:value-type="float" office:value="30300" calcext:value-type="float">
            <text:p>30300</text:p>
          </table:table-cell>
          <table:table-cell table:formula="of:=HOUR([.D11])*3600+MINUTE([.D11])*60" office:value-type="float" office:value="32100" calcext:value-type="float">
            <text:p>32100</text:p>
          </table:table-cell>
          <table:table-cell office:value-type="string" calcext:value-type="string">
            <text:p>/</text:p>
          </table:table-cell>
          <table:table-cell table:number-columns-repeated="1012"/>
        </table:table-row>
        <table:table-row table:style-name="ro1">
          <table:table-cell table:formula="of:=[.A11]+[.F12]" office:value-type="time" office:time-value="PT1088H30M00S" calcext:value-type="time">
            <text:p>08:30</text:p>
          </table:table-cell>
          <table:table-cell table:formula="of:=[.B11]+[.F12]" office:value-type="time" office:time-value="PT1113H00M00S" calcext:value-type="time">
            <text:p>09:00</text:p>
          </table:table-cell>
          <table:table-cell table:formula="of:=[.C11]+[.F12]" office:value-type="time" office:time-value="PT1088H40M00S" calcext:value-type="time">
            <text:p>08:40</text:p>
          </table:table-cell>
          <table:table-cell table:formula="of:=[.D11]+[.F12]" office:value-type="time" office:time-value="PT1113H09M59.999999999S" calcext:value-type="time">
            <text:p>09:10</text:p>
          </table:table-cell>
          <table:table-cell/>
          <table:table-cell table:style-name="ce4" office:value-type="time" office:time-value="PT216H15M00S" calcext:value-type="time">
            <text:p>00:15:00</text:p>
          </table:table-cell>
          <table:table-cell/>
          <table:table-cell table:formula="of:=HOUR([.A12])*3600+MINUTE([.A12])*60" office:value-type="float" office:value="30600" calcext:value-type="float">
            <text:p>30600</text:p>
          </table:table-cell>
          <table:table-cell table:formula="of:=HOUR([.B12])*3600+MINUTE([.B12])*60" office:value-type="float" office:value="32400" calcext:value-type="float">
            <text:p>32400</text:p>
          </table:table-cell>
          <table:table-cell table:formula="of:=HOUR([.C12])*3600+MINUTE([.C12])*60" office:value-type="float" office:value="31200" calcext:value-type="float">
            <text:p>31200</text:p>
          </table:table-cell>
          <table:table-cell table:formula="of:=HOUR([.D12])*3600+MINUTE([.D12])*60" office:value-type="float" office:value="33000" calcext:value-type="float">
            <text:p>33000</text:p>
          </table:table-cell>
          <table:table-cell office:value-type="string" calcext:value-type="string">
            <text:p>/</text:p>
          </table:table-cell>
          <table:table-cell table:number-columns-repeated="1012"/>
        </table:table-row>
        <table:table-row table:style-name="ro1">
          <table:table-cell table:formula="of:=[.A12]+[.F13]" office:value-type="time" office:time-value="PT1328H45M00S" calcext:value-type="time">
            <text:p>08:45</text:p>
          </table:table-cell>
          <table:table-cell table:formula="of:=[.B12]+[.F13]" office:value-type="time" office:time-value="PT1353H15M00S" calcext:value-type="time">
            <text:p>09:15</text:p>
          </table:table-cell>
          <table:table-cell table:formula="of:=[.C12]+[.F13]" office:value-type="time" office:time-value="PT1328H55M00S" calcext:value-type="time">
            <text:p>08:55</text:p>
          </table:table-cell>
          <table:table-cell table:formula="of:=[.D12]+[.F13]" office:value-type="time" office:time-value="PT1353H25M00S" calcext:value-type="time">
            <text:p>09:25</text:p>
          </table:table-cell>
          <table:table-cell/>
          <table:table-cell table:style-name="ce4" office:value-type="time" office:time-value="PT240H15M00S" calcext:value-type="time">
            <text:p>00:15:00</text:p>
          </table:table-cell>
          <table:table-cell/>
          <table:table-cell table:formula="of:=HOUR([.A13])*3600+MINUTE([.A13])*60" office:value-type="float" office:value="31500" calcext:value-type="float">
            <text:p>31500</text:p>
          </table:table-cell>
          <table:table-cell table:formula="of:=HOUR([.B13])*3600+MINUTE([.B13])*60" office:value-type="float" office:value="33300" calcext:value-type="float">
            <text:p>33300</text:p>
          </table:table-cell>
          <table:table-cell table:formula="of:=HOUR([.C13])*3600+MINUTE([.C13])*60" office:value-type="float" office:value="32100" calcext:value-type="float">
            <text:p>32100</text:p>
          </table:table-cell>
          <table:table-cell table:formula="of:=HOUR([.D13])*3600+MINUTE([.D13])*60" office:value-type="float" office:value="33900" calcext:value-type="float">
            <text:p>33900</text:p>
          </table:table-cell>
          <table:table-cell office:value-type="string" calcext:value-type="string">
            <text:p>/</text:p>
          </table:table-cell>
          <table:table-cell table:number-columns-repeated="1012"/>
        </table:table-row>
        <table:table-row table:style-name="ro1">
          <table:table-cell table:formula="of:=[.A13]+[.F14]" office:value-type="time" office:time-value="PT1593H00M00S" calcext:value-type="time">
            <text:p>09:00</text:p>
          </table:table-cell>
          <table:table-cell table:formula="of:=[.B13]+[.F14]" office:value-type="time" office:time-value="PT1617H30M00S" calcext:value-type="time">
            <text:p>09:30</text:p>
          </table:table-cell>
          <table:table-cell table:formula="of:=[.C13]+[.F14]" office:value-type="time" office:time-value="PT1593H09M59.999999999S" calcext:value-type="time">
            <text:p>09:10</text:p>
          </table:table-cell>
          <table:table-cell table:formula="of:=[.D13]+[.F14]" office:value-type="time" office:time-value="PT1617H39M59.999999999S" calcext:value-type="time">
            <text:p>09:40</text:p>
          </table:table-cell>
          <table:table-cell/>
          <table:table-cell table:style-name="ce4" office:value-type="time" office:time-value="PT264H15M00S" calcext:value-type="time">
            <text:p>00:15:00</text:p>
          </table:table-cell>
          <table:table-cell/>
          <table:table-cell table:formula="of:=HOUR([.A14])*3600+MINUTE([.A14])*60" office:value-type="float" office:value="32400" calcext:value-type="float">
            <text:p>32400</text:p>
          </table:table-cell>
          <table:table-cell table:formula="of:=HOUR([.B14])*3600+MINUTE([.B14])*60" office:value-type="float" office:value="34200" calcext:value-type="float">
            <text:p>34200</text:p>
          </table:table-cell>
          <table:table-cell table:formula="of:=HOUR([.C14])*3600+MINUTE([.C14])*60" office:value-type="float" office:value="33000" calcext:value-type="float">
            <text:p>33000</text:p>
          </table:table-cell>
          <table:table-cell table:formula="of:=HOUR([.D14])*3600+MINUTE([.D14])*60" office:value-type="float" office:value="34800" calcext:value-type="float">
            <text:p>34800</text:p>
          </table:table-cell>
          <table:table-cell office:value-type="string" calcext:value-type="string">
            <text:p>/</text:p>
          </table:table-cell>
          <table:table-cell table:number-columns-repeated="1012"/>
        </table:table-row>
        <table:table-row table:style-name="ro1">
          <table:table-cell table:formula="of:=[.A14]+[.F15]" office:value-type="time" office:time-value="PT1881H15M00S" calcext:value-type="time">
            <text:p>09:15</text:p>
          </table:table-cell>
          <table:table-cell table:formula="of:=[.B14]+[.F15]" office:value-type="time" office:time-value="PT1905H45M00S" calcext:value-type="time">
            <text:p>09:45</text:p>
          </table:table-cell>
          <table:table-cell table:formula="of:=[.C14]+[.F15]" office:value-type="time" office:time-value="PT1881H25M00S" calcext:value-type="time">
            <text:p>09:25</text:p>
          </table:table-cell>
          <table:table-cell table:formula="of:=[.D14]+[.F15]" office:value-type="time" office:time-value="PT1905H54M59.999999999S" calcext:value-type="time">
            <text:p>09:55</text:p>
          </table:table-cell>
          <table:table-cell/>
          <table:table-cell table:style-name="ce4" office:value-type="time" office:time-value="PT288H15M00S" calcext:value-type="time">
            <text:p>00:15:00</text:p>
          </table:table-cell>
          <table:table-cell/>
          <table:table-cell table:formula="of:=HOUR([.A15])*3600+MINUTE([.A15])*60" office:value-type="float" office:value="33300" calcext:value-type="float">
            <text:p>33300</text:p>
          </table:table-cell>
          <table:table-cell table:formula="of:=HOUR([.B15])*3600+MINUTE([.B15])*60" office:value-type="float" office:value="35100" calcext:value-type="float">
            <text:p>35100</text:p>
          </table:table-cell>
          <table:table-cell table:formula="of:=HOUR([.C15])*3600+MINUTE([.C15])*60" office:value-type="float" office:value="33900" calcext:value-type="float">
            <text:p>33900</text:p>
          </table:table-cell>
          <table:table-cell table:formula="of:=HOUR([.D15])*3600+MINUTE([.D15])*60" office:value-type="float" office:value="35700" calcext:value-type="float">
            <text:p>35700</text:p>
          </table:table-cell>
          <table:table-cell office:value-type="string" calcext:value-type="string">
            <text:p>/</text:p>
          </table:table-cell>
          <table:table-cell table:number-columns-repeated="1012"/>
        </table:table-row>
        <table:table-row table:style-name="ro1">
          <table:table-cell table:formula="of:=[.A15]+[.F16]" office:value-type="time" office:time-value="PT2193H30M00S" calcext:value-type="time">
            <text:p>09:30</text:p>
          </table:table-cell>
          <table:table-cell table:formula="of:=[.B15]+[.F16]" office:value-type="time" office:time-value="PT2218H00M00S" calcext:value-type="time">
            <text:p>10:00</text:p>
          </table:table-cell>
          <table:table-cell table:formula="of:=[.C15]+[.F16]" office:value-type="time" office:time-value="PT2193H39M59.999999999S" calcext:value-type="time">
            <text:p>09:40</text:p>
          </table:table-cell>
          <table:table-cell table:formula="of:=[.D15]+[.F16]" office:value-type="time" office:time-value="PT2218H10M00.000000001S" calcext:value-type="time">
            <text:p>10:10</text:p>
          </table:table-cell>
          <table:table-cell/>
          <table:table-cell table:style-name="ce4" office:value-type="time" office:time-value="PT312H15M00S" calcext:value-type="time">
            <text:p>00:15:00</text:p>
          </table:table-cell>
          <table:table-cell/>
          <table:table-cell table:formula="of:=HOUR([.A16])*3600+MINUTE([.A16])*60" office:value-type="float" office:value="34200" calcext:value-type="float">
            <text:p>34200</text:p>
          </table:table-cell>
          <table:table-cell table:formula="of:=HOUR([.B16])*3600+MINUTE([.B16])*60" office:value-type="float" office:value="36000" calcext:value-type="float">
            <text:p>36000</text:p>
          </table:table-cell>
          <table:table-cell table:formula="of:=HOUR([.C16])*3600+MINUTE([.C16])*60" office:value-type="float" office:value="34800" calcext:value-type="float">
            <text:p>34800</text:p>
          </table:table-cell>
          <table:table-cell table:formula="of:=HOUR([.D16])*3600+MINUTE([.D16])*60" office:value-type="float" office:value="36600" calcext:value-type="float">
            <text:p>36600</text:p>
          </table:table-cell>
          <table:table-cell office:value-type="string" calcext:value-type="string">
            <text:p>/</text:p>
          </table:table-cell>
          <table:table-cell table:number-columns-repeated="1012"/>
        </table:table-row>
        <table:table-row table:style-name="ro1">
          <table:table-cell table:formula="of:=[.A16]+[.F17]" office:value-type="time" office:time-value="PT2529H45M00S" calcext:value-type="time">
            <text:p>09:45</text:p>
          </table:table-cell>
          <table:table-cell table:formula="of:=[.B16]+[.F17]" office:value-type="time" office:time-value="PT2554H15M00S" calcext:value-type="time">
            <text:p>10:15</text:p>
          </table:table-cell>
          <table:table-cell table:formula="of:=[.C16]+[.F17]" office:value-type="time" office:time-value="PT2529H54M59.999999999S" calcext:value-type="time">
            <text:p>09:55</text:p>
          </table:table-cell>
          <table:table-cell table:formula="of:=[.D16]+[.F17]" office:value-type="time" office:time-value="PT2554H24M59.999999999S" calcext:value-type="time">
            <text:p>10:25</text:p>
          </table:table-cell>
          <table:table-cell/>
          <table:table-cell table:style-name="ce4" office:value-type="time" office:time-value="PT336H15M00S" calcext:value-type="time">
            <text:p>00:15:00</text:p>
          </table:table-cell>
          <table:table-cell/>
          <table:table-cell table:formula="of:=HOUR([.A17])*3600+MINUTE([.A17])*60" office:value-type="float" office:value="35100" calcext:value-type="float">
            <text:p>35100</text:p>
          </table:table-cell>
          <table:table-cell table:formula="of:=HOUR([.B17])*3600+MINUTE([.B17])*60" office:value-type="float" office:value="36900" calcext:value-type="float">
            <text:p>36900</text:p>
          </table:table-cell>
          <table:table-cell table:formula="of:=HOUR([.C17])*3600+MINUTE([.C17])*60" office:value-type="float" office:value="35700" calcext:value-type="float">
            <text:p>35700</text:p>
          </table:table-cell>
          <table:table-cell table:formula="of:=HOUR([.D17])*3600+MINUTE([.D17])*60" office:value-type="float" office:value="37500" calcext:value-type="float">
            <text:p>37500</text:p>
          </table:table-cell>
          <table:table-cell office:value-type="string" calcext:value-type="string">
            <text:p>/</text:p>
          </table:table-cell>
          <table:table-cell table:number-columns-repeated="1012"/>
        </table:table-row>
        <table:table-row table:style-name="ro1">
          <table:table-cell table:formula="of:=[.A17]+[.F18]" office:value-type="time" office:time-value="PT2890H00M00S" calcext:value-type="time">
            <text:p>10:00</text:p>
          </table:table-cell>
          <table:table-cell table:formula="of:=[.B17]+[.F18]" office:value-type="time" office:time-value="PT2914H30M00S" calcext:value-type="time">
            <text:p>10:30</text:p>
          </table:table-cell>
          <table:table-cell table:formula="of:=[.C17]+[.F18]" office:value-type="time" office:time-value="PT2890H10M00.000000001S" calcext:value-type="time">
            <text:p>10:10</text:p>
          </table:table-cell>
          <table:table-cell table:formula="of:=[.D17]+[.F18]" office:value-type="time" office:time-value="PT2914H39M59.999999999S" calcext:value-type="time">
            <text:p>10:40</text:p>
          </table:table-cell>
          <table:table-cell/>
          <table:table-cell table:style-name="ce4" office:value-type="time" office:time-value="PT360H15M00S" calcext:value-type="time">
            <text:p>00:15:00</text:p>
          </table:table-cell>
          <table:table-cell/>
          <table:table-cell table:formula="of:=HOUR([.A18])*3600+MINUTE([.A18])*60" office:value-type="float" office:value="36000" calcext:value-type="float">
            <text:p>36000</text:p>
          </table:table-cell>
          <table:table-cell table:formula="of:=HOUR([.B18])*3600+MINUTE([.B18])*60" office:value-type="float" office:value="37800" calcext:value-type="float">
            <text:p>37800</text:p>
          </table:table-cell>
          <table:table-cell table:formula="of:=HOUR([.C18])*3600+MINUTE([.C18])*60" office:value-type="float" office:value="36600" calcext:value-type="float">
            <text:p>36600</text:p>
          </table:table-cell>
          <table:table-cell table:formula="of:=HOUR([.D18])*3600+MINUTE([.D18])*60" office:value-type="float" office:value="38400" calcext:value-type="float">
            <text:p>38400</text:p>
          </table:table-cell>
          <table:table-cell office:value-type="string" calcext:value-type="string">
            <text:p>/</text:p>
          </table:table-cell>
          <table:table-cell table:number-columns-repeated="1012"/>
        </table:table-row>
        <table:table-row table:style-name="ro1">
          <table:table-cell table:formula="of:=[.A18]+[.F19]" office:value-type="time" office:time-value="PT3274H15M00S" calcext:value-type="time">
            <text:p>10:15</text:p>
          </table:table-cell>
          <table:table-cell table:formula="of:=[.B18]+[.F19]" office:value-type="time" office:time-value="PT3298H45M00S" calcext:value-type="time">
            <text:p>10:45</text:p>
          </table:table-cell>
          <table:table-cell table:formula="of:=[.C18]+[.F19]" office:value-type="time" office:time-value="PT3274H24M59.999999999S" calcext:value-type="time">
            <text:p>10:25</text:p>
          </table:table-cell>
          <table:table-cell table:formula="of:=[.D18]+[.F19]" office:value-type="time" office:time-value="PT3298H55M00.000000001S" calcext:value-type="time">
            <text:p>10:55</text:p>
          </table:table-cell>
          <table:table-cell/>
          <table:table-cell table:style-name="ce4" office:value-type="time" office:time-value="PT384H15M00S" calcext:value-type="time">
            <text:p>00:15:00</text:p>
          </table:table-cell>
          <table:table-cell/>
          <table:table-cell table:formula="of:=HOUR([.A19])*3600+MINUTE([.A19])*60" office:value-type="float" office:value="36900" calcext:value-type="float">
            <text:p>36900</text:p>
          </table:table-cell>
          <table:table-cell table:formula="of:=HOUR([.B19])*3600+MINUTE([.B19])*60" office:value-type="float" office:value="38700" calcext:value-type="float">
            <text:p>38700</text:p>
          </table:table-cell>
          <table:table-cell table:formula="of:=HOUR([.C19])*3600+MINUTE([.C19])*60" office:value-type="float" office:value="37500" calcext:value-type="float">
            <text:p>37500</text:p>
          </table:table-cell>
          <table:table-cell table:formula="of:=HOUR([.D19])*3600+MINUTE([.D19])*60" office:value-type="float" office:value="39300" calcext:value-type="float">
            <text:p>39300</text:p>
          </table:table-cell>
          <table:table-cell office:value-type="string" calcext:value-type="string">
            <text:p>/</text:p>
          </table:table-cell>
          <table:table-cell table:number-columns-repeated="1012"/>
        </table:table-row>
        <table:table-row table:style-name="ro1">
          <table:table-cell table:formula="of:=[.A19]+[.F20]" office:value-type="time" office:time-value="PT3682H30M00S" calcext:value-type="time">
            <text:p>10:30</text:p>
          </table:table-cell>
          <table:table-cell table:formula="of:=[.B19]+[.F20]" office:value-type="time" office:time-value="PT3707H00M00S" calcext:value-type="time">
            <text:p>11:00</text:p>
          </table:table-cell>
          <table:table-cell table:formula="of:=[.C19]+[.F20]" office:value-type="time" office:time-value="PT3682H40M00.000000001S" calcext:value-type="time">
            <text:p>10:40</text:p>
          </table:table-cell>
          <table:table-cell table:formula="of:=[.D19]+[.F20]" office:value-type="time" office:time-value="PT3707H09M59.999999999S" calcext:value-type="time">
            <text:p>11:10</text:p>
          </table:table-cell>
          <table:table-cell/>
          <table:table-cell table:style-name="ce4" office:value-type="time" office:time-value="PT408H15M00S" calcext:value-type="time">
            <text:p>00:15:00</text:p>
          </table:table-cell>
          <table:table-cell/>
          <table:table-cell table:formula="of:=HOUR([.A20])*3600+MINUTE([.A20])*60" office:value-type="float" office:value="37800" calcext:value-type="float">
            <text:p>37800</text:p>
          </table:table-cell>
          <table:table-cell table:formula="of:=HOUR([.B20])*3600+MINUTE([.B20])*60" office:value-type="float" office:value="39600" calcext:value-type="float">
            <text:p>39600</text:p>
          </table:table-cell>
          <table:table-cell table:formula="of:=HOUR([.C20])*3600+MINUTE([.C20])*60" office:value-type="float" office:value="38400" calcext:value-type="float">
            <text:p>38400</text:p>
          </table:table-cell>
          <table:table-cell table:formula="of:=HOUR([.D20])*3600+MINUTE([.D20])*60" office:value-type="float" office:value="40200" calcext:value-type="float">
            <text:p>40200</text:p>
          </table:table-cell>
          <table:table-cell office:value-type="string" calcext:value-type="string">
            <text:p>/</text:p>
          </table:table-cell>
          <table:table-cell table:number-columns-repeated="1012"/>
        </table:table-row>
        <table:table-row table:style-name="ro1">
          <table:table-cell table:formula="of:=[.A20]+[.F21]" office:value-type="time" office:time-value="PT4114H45M00S" calcext:value-type="time">
            <text:p>10:45</text:p>
          </table:table-cell>
          <table:table-cell table:formula="of:=[.B20]+[.F21]" office:value-type="time" office:time-value="PT4139H15M00S" calcext:value-type="time">
            <text:p>11:15</text:p>
          </table:table-cell>
          <table:table-cell table:formula="of:=[.C20]+[.F21]" office:value-type="time" office:time-value="PT4114H55M00.000000001S" calcext:value-type="time">
            <text:p>10:55</text:p>
          </table:table-cell>
          <table:table-cell table:formula="of:=[.D20]+[.F21]" office:value-type="time" office:time-value="PT4139H25M00.000000001S" calcext:value-type="time">
            <text:p>11:25</text:p>
          </table:table-cell>
          <table:table-cell/>
          <table:table-cell table:style-name="ce4" office:value-type="time" office:time-value="PT432H15M00S" calcext:value-type="time">
            <text:p>00:15:00</text:p>
          </table:table-cell>
          <table:table-cell/>
          <table:table-cell table:formula="of:=HOUR([.A21])*3600+MINUTE([.A21])*60" office:value-type="float" office:value="38700" calcext:value-type="float">
            <text:p>38700</text:p>
          </table:table-cell>
          <table:table-cell table:formula="of:=HOUR([.B21])*3600+MINUTE([.B21])*60" office:value-type="float" office:value="40500" calcext:value-type="float">
            <text:p>40500</text:p>
          </table:table-cell>
          <table:table-cell table:formula="of:=HOUR([.C21])*3600+MINUTE([.C21])*60" office:value-type="float" office:value="39300" calcext:value-type="float">
            <text:p>39300</text:p>
          </table:table-cell>
          <table:table-cell table:formula="of:=HOUR([.D21])*3600+MINUTE([.D21])*60" office:value-type="float" office:value="41100" calcext:value-type="float">
            <text:p>41100</text:p>
          </table:table-cell>
          <table:table-cell office:value-type="string" calcext:value-type="string">
            <text:p>/</text:p>
          </table:table-cell>
          <table:table-cell table:number-columns-repeated="1012"/>
        </table:table-row>
        <table:table-row table:style-name="ro1">
          <table:table-cell table:formula="of:=[.A21]+[.F22]" office:value-type="time" office:time-value="PT4571H00M00S" calcext:value-type="time">
            <text:p>11:00</text:p>
          </table:table-cell>
          <table:table-cell table:formula="of:=[.B21]+[.F22]" office:value-type="time" office:time-value="PT4595H30M00S" calcext:value-type="time">
            <text:p>11:30</text:p>
          </table:table-cell>
          <table:table-cell table:formula="of:=[.C21]+[.F22]" office:value-type="time" office:time-value="PT4571H09M59.999999998S" calcext:value-type="time">
            <text:p>11:10</text:p>
          </table:table-cell>
          <table:table-cell table:formula="of:=[.D21]+[.F22]" office:value-type="time" office:time-value="PT4595H40M00.000000001S" calcext:value-type="time">
            <text:p>11:40</text:p>
          </table:table-cell>
          <table:table-cell/>
          <table:table-cell table:style-name="ce4" office:value-type="time" office:time-value="PT456H15M00S" calcext:value-type="time">
            <text:p>00:15:00</text:p>
          </table:table-cell>
          <table:table-cell/>
          <table:table-cell table:formula="of:=HOUR([.A22])*3600+MINUTE([.A22])*60" office:value-type="float" office:value="39600" calcext:value-type="float">
            <text:p>39600</text:p>
          </table:table-cell>
          <table:table-cell table:formula="of:=HOUR([.B22])*3600+MINUTE([.B22])*60" office:value-type="float" office:value="41400" calcext:value-type="float">
            <text:p>41400</text:p>
          </table:table-cell>
          <table:table-cell table:formula="of:=HOUR([.C22])*3600+MINUTE([.C22])*60" office:value-type="float" office:value="40200" calcext:value-type="float">
            <text:p>40200</text:p>
          </table:table-cell>
          <table:table-cell table:formula="of:=HOUR([.D22])*3600+MINUTE([.D22])*60" office:value-type="float" office:value="42000" calcext:value-type="float">
            <text:p>42000</text:p>
          </table:table-cell>
          <table:table-cell office:value-type="string" calcext:value-type="string">
            <text:p>/</text:p>
          </table:table-cell>
          <table:table-cell table:number-columns-repeated="1012"/>
        </table:table-row>
        <table:table-row table:style-name="ro1">
          <table:table-cell table:formula="of:=[.A22]+[.F23]" office:value-type="time" office:time-value="PT5051H15M00S" calcext:value-type="time">
            <text:p>11:15</text:p>
          </table:table-cell>
          <table:table-cell table:formula="of:=[.B22]+[.F23]" office:value-type="time" office:time-value="PT5075H45M00S" calcext:value-type="time">
            <text:p>11:45</text:p>
          </table:table-cell>
          <table:table-cell table:formula="of:=[.C22]+[.F23]" office:value-type="time" office:time-value="PT5051H25M00.000000001S" calcext:value-type="time">
            <text:p>11:25</text:p>
          </table:table-cell>
          <table:table-cell table:formula="of:=[.D22]+[.F23]" office:value-type="time" office:time-value="PT5075H54M59.999999998S" calcext:value-type="time">
            <text:p>11:55</text:p>
          </table:table-cell>
          <table:table-cell/>
          <table:table-cell table:style-name="ce4" office:value-type="time" office:time-value="PT480H15M00S" calcext:value-type="time">
            <text:p>00:15:00</text:p>
          </table:table-cell>
          <table:table-cell/>
          <table:table-cell table:formula="of:=HOUR([.A23])*3600+MINUTE([.A23])*60" office:value-type="float" office:value="40500" calcext:value-type="float">
            <text:p>40500</text:p>
          </table:table-cell>
          <table:table-cell table:formula="of:=HOUR([.B23])*3600+MINUTE([.B23])*60" office:value-type="float" office:value="42300" calcext:value-type="float">
            <text:p>42300</text:p>
          </table:table-cell>
          <table:table-cell table:formula="of:=HOUR([.C23])*3600+MINUTE([.C23])*60" office:value-type="float" office:value="41100" calcext:value-type="float">
            <text:p>41100</text:p>
          </table:table-cell>
          <table:table-cell table:formula="of:=HOUR([.D23])*3600+MINUTE([.D23])*60" office:value-type="float" office:value="42900" calcext:value-type="float">
            <text:p>42900</text:p>
          </table:table-cell>
          <table:table-cell office:value-type="string" calcext:value-type="string">
            <text:p>/</text:p>
          </table:table-cell>
          <table:table-cell table:number-columns-repeated="1012"/>
        </table:table-row>
        <table:table-row table:style-name="ro1">
          <table:table-cell table:formula="of:=[.A23]+[.F24]" office:value-type="time" office:time-value="PT5555H30M00S" calcext:value-type="time">
            <text:p>11:30</text:p>
          </table:table-cell>
          <table:table-cell table:formula="of:=[.B23]+[.F24]" office:value-type="time" office:time-value="PT5580H00M00S" calcext:value-type="time">
            <text:p>12:00</text:p>
          </table:table-cell>
          <table:table-cell table:formula="of:=[.C23]+[.F24]" office:value-type="time" office:time-value="PT5555H40M00.000000001S" calcext:value-type="time">
            <text:p>11:40</text:p>
          </table:table-cell>
          <table:table-cell table:formula="of:=[.D23]+[.F24]" office:value-type="time" office:time-value="PT5580H10M00.000000001S" calcext:value-type="time">
            <text:p>12:10</text:p>
          </table:table-cell>
          <table:table-cell/>
          <table:table-cell table:style-name="ce4" office:value-type="time" office:time-value="PT504H15M00S" calcext:value-type="time">
            <text:p>00:15:00</text:p>
          </table:table-cell>
          <table:table-cell/>
          <table:table-cell table:formula="of:=HOUR([.A24])*3600+MINUTE([.A24])*60" office:value-type="float" office:value="41400" calcext:value-type="float">
            <text:p>41400</text:p>
          </table:table-cell>
          <table:table-cell table:formula="of:=HOUR([.B24])*3600+MINUTE([.B24])*60" office:value-type="float" office:value="43200" calcext:value-type="float">
            <text:p>43200</text:p>
          </table:table-cell>
          <table:table-cell table:formula="of:=HOUR([.C24])*3600+MINUTE([.C24])*60" office:value-type="float" office:value="42000" calcext:value-type="float">
            <text:p>42000</text:p>
          </table:table-cell>
          <table:table-cell table:formula="of:=HOUR([.D24])*3600+MINUTE([.D24])*60" office:value-type="float" office:value="43800" calcext:value-type="float">
            <text:p>43800</text:p>
          </table:table-cell>
          <table:table-cell office:value-type="string" calcext:value-type="string">
            <text:p>/</text:p>
          </table:table-cell>
          <table:table-cell table:number-columns-repeated="1012"/>
        </table:table-row>
        <table:table-row table:style-name="ro1">
          <table:table-cell table:formula="of:=[.A24]+[.F25]" office:value-type="time" office:time-value="PT6083H45M00S" calcext:value-type="time">
            <text:p>11:45</text:p>
          </table:table-cell>
          <table:table-cell table:formula="of:=[.B24]+[.F25]" office:value-type="time" office:time-value="PT6108H15M00S" calcext:value-type="time">
            <text:p>12:15</text:p>
          </table:table-cell>
          <table:table-cell table:formula="of:=[.C24]+[.F25]" office:value-type="time" office:time-value="PT6083H54M59.999999998S" calcext:value-type="time">
            <text:p>11:55</text:p>
          </table:table-cell>
          <table:table-cell table:formula="of:=[.D24]+[.F25]" office:value-type="time" office:time-value="PT6108H25M00.000000001S" calcext:value-type="time">
            <text:p>12:25</text:p>
          </table:table-cell>
          <table:table-cell/>
          <table:table-cell table:style-name="ce4" office:value-type="time" office:time-value="PT528H15M00S" calcext:value-type="time">
            <text:p>00:15:00</text:p>
          </table:table-cell>
          <table:table-cell/>
          <table:table-cell table:formula="of:=HOUR([.A25])*3600+MINUTE([.A25])*60" office:value-type="float" office:value="42300" calcext:value-type="float">
            <text:p>42300</text:p>
          </table:table-cell>
          <table:table-cell table:formula="of:=HOUR([.B25])*3600+MINUTE([.B25])*60" office:value-type="float" office:value="44100" calcext:value-type="float">
            <text:p>44100</text:p>
          </table:table-cell>
          <table:table-cell table:formula="of:=HOUR([.C25])*3600+MINUTE([.C25])*60" office:value-type="float" office:value="42900" calcext:value-type="float">
            <text:p>42900</text:p>
          </table:table-cell>
          <table:table-cell table:formula="of:=HOUR([.D25])*3600+MINUTE([.D25])*60" office:value-type="float" office:value="44700" calcext:value-type="float">
            <text:p>44700</text:p>
          </table:table-cell>
          <table:table-cell office:value-type="string" calcext:value-type="string">
            <text:p>/</text:p>
          </table:table-cell>
          <table:table-cell table:number-columns-repeated="1012"/>
        </table:table-row>
        <table:table-row table:style-name="ro1">
          <table:table-cell table:formula="of:=[.A25]+[.F26]" office:value-type="time" office:time-value="PT6636H00M00S" calcext:value-type="time">
            <text:p>12:00</text:p>
          </table:table-cell>
          <table:table-cell table:formula="of:=[.B25]+[.F26]" office:value-type="time" office:time-value="PT6660H30M00S" calcext:value-type="time">
            <text:p>12:30</text:p>
          </table:table-cell>
          <table:table-cell table:formula="of:=[.C25]+[.F26]" office:value-type="time" office:time-value="PT6636H10M00.000000001S" calcext:value-type="time">
            <text:p>12:10</text:p>
          </table:table-cell>
          <table:table-cell table:formula="of:=[.D25]+[.F26]" office:value-type="time" office:time-value="PT6660H39M59.999999998S" calcext:value-type="time">
            <text:p>12:40</text:p>
          </table:table-cell>
          <table:table-cell/>
          <table:table-cell table:style-name="ce4" office:value-type="time" office:time-value="PT552H15M00S" calcext:value-type="time">
            <text:p>00:15:00</text:p>
          </table:table-cell>
          <table:table-cell/>
          <table:table-cell table:formula="of:=HOUR([.A26])*3600+MINUTE([.A26])*60" office:value-type="float" office:value="43200" calcext:value-type="float">
            <text:p>43200</text:p>
          </table:table-cell>
          <table:table-cell table:formula="of:=HOUR([.B26])*3600+MINUTE([.B26])*60" office:value-type="float" office:value="45000" calcext:value-type="float">
            <text:p>45000</text:p>
          </table:table-cell>
          <table:table-cell table:formula="of:=HOUR([.C26])*3600+MINUTE([.C26])*60" office:value-type="float" office:value="43800" calcext:value-type="float">
            <text:p>43800</text:p>
          </table:table-cell>
          <table:table-cell table:formula="of:=HOUR([.D26])*3600+MINUTE([.D26])*60" office:value-type="float" office:value="45600" calcext:value-type="float">
            <text:p>45600</text:p>
          </table:table-cell>
          <table:table-cell office:value-type="string" calcext:value-type="string">
            <text:p>/</text:p>
          </table:table-cell>
          <table:table-cell table:number-columns-repeated="1012"/>
        </table:table-row>
        <table:table-row table:style-name="ro1">
          <table:table-cell table:formula="of:=[.A26]+[.F27]" office:value-type="time" office:time-value="PT7212H15M00S" calcext:value-type="time">
            <text:p>12:15</text:p>
          </table:table-cell>
          <table:table-cell table:formula="of:=[.B26]+[.F27]" office:value-type="time" office:time-value="PT7236H45M00S" calcext:value-type="time">
            <text:p>12:45</text:p>
          </table:table-cell>
          <table:table-cell table:formula="of:=[.C26]+[.F27]" office:value-type="time" office:time-value="PT7212H24M59.999999998S" calcext:value-type="time">
            <text:p>12:25</text:p>
          </table:table-cell>
          <table:table-cell table:formula="of:=[.D26]+[.F27]" office:value-type="time" office:time-value="PT7236H55M00.000000001S" calcext:value-type="time">
            <text:p>12:55</text:p>
          </table:table-cell>
          <table:table-cell/>
          <table:table-cell table:style-name="ce4" office:value-type="time" office:time-value="PT576H15M00S" calcext:value-type="time">
            <text:p>00:15:00</text:p>
          </table:table-cell>
          <table:table-cell/>
          <table:table-cell table:formula="of:=HOUR([.A27])*3600+MINUTE([.A27])*60" office:value-type="float" office:value="44100" calcext:value-type="float">
            <text:p>44100</text:p>
          </table:table-cell>
          <table:table-cell table:formula="of:=HOUR([.B27])*3600+MINUTE([.B27])*60" office:value-type="float" office:value="45900" calcext:value-type="float">
            <text:p>45900</text:p>
          </table:table-cell>
          <table:table-cell table:formula="of:=HOUR([.C27])*3600+MINUTE([.C27])*60" office:value-type="float" office:value="44700" calcext:value-type="float">
            <text:p>44700</text:p>
          </table:table-cell>
          <table:table-cell table:formula="of:=HOUR([.D27])*3600+MINUTE([.D27])*60" office:value-type="float" office:value="46500" calcext:value-type="float">
            <text:p>46500</text:p>
          </table:table-cell>
          <table:table-cell office:value-type="string" calcext:value-type="string">
            <text:p>/</text:p>
          </table:table-cell>
          <table:table-cell table:number-columns-repeated="1012"/>
        </table:table-row>
        <table:table-row table:style-name="ro1">
          <table:table-cell table:formula="of:=[.A27]+[.F28]" office:value-type="time" office:time-value="PT7812H30M00S" calcext:value-type="time">
            <text:p>12:30</text:p>
          </table:table-cell>
          <table:table-cell table:formula="of:=[.B27]+[.F28]" office:value-type="time" office:time-value="PT7837H00M00S" calcext:value-type="time">
            <text:p>13:00</text:p>
          </table:table-cell>
          <table:table-cell table:formula="of:=[.C27]+[.F28]" office:value-type="time" office:time-value="PT7812H39M59.999999998S" calcext:value-type="time">
            <text:p>12:40</text:p>
          </table:table-cell>
          <table:table-cell table:formula="of:=[.D27]+[.F28]" office:value-type="time" office:time-value="PT7837H09M59.999999998S" calcext:value-type="time">
            <text:p>13:10</text:p>
          </table:table-cell>
          <table:table-cell/>
          <table:table-cell table:style-name="ce4" office:value-type="time" office:time-value="PT600H15M00S" calcext:value-type="time">
            <text:p>00:15:00</text:p>
          </table:table-cell>
          <table:table-cell/>
          <table:table-cell table:formula="of:=HOUR([.A28])*3600+MINUTE([.A28])*60" office:value-type="float" office:value="45000" calcext:value-type="float">
            <text:p>45000</text:p>
          </table:table-cell>
          <table:table-cell table:formula="of:=HOUR([.B28])*3600+MINUTE([.B28])*60" office:value-type="float" office:value="46800" calcext:value-type="float">
            <text:p>46800</text:p>
          </table:table-cell>
          <table:table-cell table:formula="of:=HOUR([.C28])*3600+MINUTE([.C28])*60" office:value-type="float" office:value="45600" calcext:value-type="float">
            <text:p>45600</text:p>
          </table:table-cell>
          <table:table-cell table:formula="of:=HOUR([.D28])*3600+MINUTE([.D28])*60" office:value-type="float" office:value="47400" calcext:value-type="float">
            <text:p>47400</text:p>
          </table:table-cell>
          <table:table-cell office:value-type="string" calcext:value-type="string">
            <text:p>/</text:p>
          </table:table-cell>
          <table:table-cell table:number-columns-repeated="1012"/>
        </table:table-row>
        <table:table-row table:style-name="ro1">
          <table:table-cell table:formula="of:=[.A28]+[.F29]" office:value-type="time" office:time-value="PT8436H45M00S" calcext:value-type="time">
            <text:p>12:45</text:p>
          </table:table-cell>
          <table:table-cell table:formula="of:=[.B28]+[.F29]" office:value-type="time" office:time-value="PT8461H15M00S" calcext:value-type="time">
            <text:p>13:15</text:p>
          </table:table-cell>
          <table:table-cell table:formula="of:=[.C28]+[.F29]" office:value-type="time" office:time-value="PT8436H55M00.000000004S" calcext:value-type="time">
            <text:p>12:55</text:p>
          </table:table-cell>
          <table:table-cell table:formula="of:=[.D28]+[.F29]" office:value-type="time" office:time-value="PT8461H24M59.999999998S" calcext:value-type="time">
            <text:p>13:25</text:p>
          </table:table-cell>
          <table:table-cell/>
          <table:table-cell table:style-name="ce4" office:value-type="time" office:time-value="PT624H15M00S" calcext:value-type="time">
            <text:p>00:15:00</text:p>
          </table:table-cell>
          <table:table-cell/>
          <table:table-cell table:formula="of:=HOUR([.A29])*3600+MINUTE([.A29])*60" office:value-type="float" office:value="45900" calcext:value-type="float">
            <text:p>45900</text:p>
          </table:table-cell>
          <table:table-cell table:formula="of:=HOUR([.B29])*3600+MINUTE([.B29])*60" office:value-type="float" office:value="47700" calcext:value-type="float">
            <text:p>47700</text:p>
          </table:table-cell>
          <table:table-cell table:formula="of:=HOUR([.C29])*3600+MINUTE([.C29])*60" office:value-type="float" office:value="46500" calcext:value-type="float">
            <text:p>46500</text:p>
          </table:table-cell>
          <table:table-cell table:formula="of:=HOUR([.D29])*3600+MINUTE([.D29])*60" office:value-type="float" office:value="48300" calcext:value-type="float">
            <text:p>48300</text:p>
          </table:table-cell>
          <table:table-cell office:value-type="string" calcext:value-type="string">
            <text:p>/</text:p>
          </table:table-cell>
          <table:table-cell table:number-columns-repeated="1012"/>
        </table:table-row>
        <table:table-row table:style-name="ro1">
          <table:table-cell table:formula="of:=[.A29]+[.F30]" office:value-type="time" office:time-value="PT9085H00M00S" calcext:value-type="time">
            <text:p>13:00</text:p>
          </table:table-cell>
          <table:table-cell table:formula="of:=[.B29]+[.F30]" office:value-type="time" office:time-value="PT9109H30M00S" calcext:value-type="time">
            <text:p>13:30</text:p>
          </table:table-cell>
          <table:table-cell table:formula="of:=[.C29]+[.F30]" office:value-type="time" office:time-value="PT9085H09M59.999999998S" calcext:value-type="time">
            <text:p>13:10</text:p>
          </table:table-cell>
          <table:table-cell table:formula="of:=[.D29]+[.F30]" office:value-type="time" office:time-value="PT9109H40M00.000000004S" calcext:value-type="time">
            <text:p>13:40</text:p>
          </table:table-cell>
          <table:table-cell/>
          <table:table-cell table:style-name="ce4" office:value-type="time" office:time-value="PT648H15M00S" calcext:value-type="time">
            <text:p>00:15:00</text:p>
          </table:table-cell>
          <table:table-cell/>
          <table:table-cell table:formula="of:=HOUR([.A30])*3600+MINUTE([.A30])*60" office:value-type="float" office:value="46800" calcext:value-type="float">
            <text:p>46800</text:p>
          </table:table-cell>
          <table:table-cell table:formula="of:=HOUR([.B30])*3600+MINUTE([.B30])*60" office:value-type="float" office:value="48600" calcext:value-type="float">
            <text:p>48600</text:p>
          </table:table-cell>
          <table:table-cell table:formula="of:=HOUR([.C30])*3600+MINUTE([.C30])*60" office:value-type="float" office:value="47400" calcext:value-type="float">
            <text:p>47400</text:p>
          </table:table-cell>
          <table:table-cell table:formula="of:=HOUR([.D30])*3600+MINUTE([.D30])*60" office:value-type="float" office:value="49200" calcext:value-type="float">
            <text:p>49200</text:p>
          </table:table-cell>
          <table:table-cell office:value-type="string" calcext:value-type="string">
            <text:p>/</text:p>
          </table:table-cell>
          <table:table-cell table:number-columns-repeated="1012"/>
        </table:table-row>
        <table:table-row table:style-name="ro1">
          <table:table-cell table:formula="of:=[.A30]+[.F31]" office:value-type="time" office:time-value="PT9757H15M00S" calcext:value-type="time">
            <text:p>13:15</text:p>
          </table:table-cell>
          <table:table-cell table:formula="of:=[.B30]+[.F31]" office:value-type="time" office:time-value="PT9781H45M00S" calcext:value-type="time">
            <text:p>13:45</text:p>
          </table:table-cell>
          <table:table-cell table:formula="of:=[.C30]+[.F31]" office:value-type="time" office:time-value="PT9757H24M59.999999998S" calcext:value-type="time">
            <text:p>13:25</text:p>
          </table:table-cell>
          <table:table-cell table:formula="of:=[.D30]+[.F31]" office:value-type="time" office:time-value="PT9781H54M59.999999998S" calcext:value-type="time">
            <text:p>13:55</text:p>
          </table:table-cell>
          <table:table-cell/>
          <table:table-cell table:style-name="ce4" office:value-type="time" office:time-value="PT672H15M00S" calcext:value-type="time">
            <text:p>00:15:00</text:p>
          </table:table-cell>
          <table:table-cell/>
          <table:table-cell table:formula="of:=HOUR([.A31])*3600+MINUTE([.A31])*60" office:value-type="float" office:value="47700" calcext:value-type="float">
            <text:p>47700</text:p>
          </table:table-cell>
          <table:table-cell table:formula="of:=HOUR([.B31])*3600+MINUTE([.B31])*60" office:value-type="float" office:value="49500" calcext:value-type="float">
            <text:p>49500</text:p>
          </table:table-cell>
          <table:table-cell table:formula="of:=HOUR([.C31])*3600+MINUTE([.C31])*60" office:value-type="float" office:value="48300" calcext:value-type="float">
            <text:p>48300</text:p>
          </table:table-cell>
          <table:table-cell table:formula="of:=HOUR([.D31])*3600+MINUTE([.D31])*60" office:value-type="float" office:value="50100" calcext:value-type="float">
            <text:p>50100</text:p>
          </table:table-cell>
          <table:table-cell office:value-type="string" calcext:value-type="string">
            <text:p>/</text:p>
          </table:table-cell>
          <table:table-cell table:number-columns-repeated="101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5T15:05:46.592031355</meta:creation-date>
    <dc:date>2021-03-17T13:21:56.776880513</dc:date>
    <meta:editing-duration>PT22M11S</meta:editing-duration>
    <meta:editing-cycles>2</meta:editing-cycles>
    <meta:generator>LibreOffice/7.0.4.2$Linux_X86_64 LibreOffice_project/00$Build-2</meta:generator>
    <meta:document-statistic meta:table-count="1" meta:cell-count="307" meta:object-count="0"/>
  </office:meta>
</office:document-meta>
</file>